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2" style:family="table-row">
      <style:table-row-properties fo:keep-together="auto"/>
    </style:style>
    <style:style style:name="Tabla6.3" style:family="table-row">
      <style:table-row-properties fo:keep-together="auto"/>
    </style:style>
    <style:style style:name="Tabla6.4" style:family="table-row">
      <style:table-row-properties fo:keep-together="auto"/>
    </style:style>
    <style:style style:name="Tabla6.5" style:family="table-row">
      <style:table-row-properties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3" style:family="table-row">
      <style:table-row-properties fo:keep-together="auto"/>
    </style:style>
    <style:style style:name="Tabla7.4" style:family="table-row">
      <style:table-row-properties style:min-row-height="0.947cm" fo:keep-together="auto"/>
    </style:style>
    <style:style style:name="Tabla7.5" style:family="table-row">
      <style:table-row-properties style:min-row-height="0.848cm" fo:keep-together="auto"/>
    </style:style>
    <style:style style:name="Tabla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9" style:family="table">
      <style:table-properties style:width="16.184cm" fo:margin-left="0.381cm" fo:margin-right="0.436cm" table:align="margins" style:writing-mode="lr-tb"/>
    </style:style>
    <style:style style:name="Tabla9.A" style:family="table-column">
      <style:table-column-properties style:column-width="16.18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6.157cm" fo:margin-left="0.407cm" fo:margin-right="0.436cm" table:align="margins" style:writing-mode="lr-tb"/>
    </style:style>
    <style:style style:name="Tabla10.A" style:family="table-column">
      <style:table-column-properties style:column-width="16.15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2" style:family="table-row">
      <style:table-row-properties style:min-row-height="0.288cm" fo:keep-together="auto"/>
    </style:style>
    <style:style style:name="Tabla10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style:snap-to-layout-grid="false"/>
      <style:text-properties style:font-name="arial"/>
    </style:style>
    <style:style style:name="P6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" fo:font-weight="normal"/>
    </style:style>
    <style:style style:name="P9" style:family="paragraph" style:parent-style-name="Standard">
      <style:paragraph-properties fo:margin-left="0.635cm" fo:margin-right="0cm" fo:text-indent="0cm" style:auto-text-indent="false" style:snap-to-layout-grid="false"/>
      <style:text-properties style:font-name="ari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arial"/>
    </style:style>
    <style:style style:name="P11" style:family="paragraph" style:parent-style-name="UC_5f_NormalAzul">
      <style:paragraph-properties style:snap-to-layout-grid="false"/>
    </style:style>
    <style:style style:name="P12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bold" style:font-weight-asian="bold"/>
    </style:style>
    <style:style style:name="T5" style:family="text">
      <style:text-properties style:use-window-font-color="true" style:font-name="Times New Roman"/>
    </style:style>
    <style:style style:name="T6" style:family="text">
      <style:text-properties style:use-window-font-color="true" style:font-name="Times New Roman" fo:font-weight="bold" style:font-weight-asian="bold"/>
    </style:style>
    <style:style style:name="T7" style:family="text">
      <style:text-properties fo:color="#000000" style:font-name="Times New Roman" fo:font-weight="bold" style:font-weight-asian="bold"/>
    </style:style>
    <style:style style:name="T8" style:family="text">
      <style:text-properties fo:color="#000000" style:font-name="arial" fo:font-weight="normal" style:font-weight-asian="normal" style:font-weight-complex="normal"/>
    </style:style>
    <style:style style:name="T9" style:family="text">
      <style:text-properties style:font-name="Times New Roman" fo:font-weight="bold" style:font-weight-asian="bold"/>
    </style:style>
    <style:style style:name="T10" style:family="text">
      <style:text-properties fo:font-variant="normal" fo:text-transform="none" style:text-line-through-style="none" style:font-name="Arial" fo:font-size="11.25pt" fo:font-style="normal" style:text-underline-style="none" style:text-blinking="false" fo:background-color="transparent"/>
    </style:style>
    <style:style style:name="T11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1">Nombre del Caso de Uso</text:span><text:span text:style-name="T4">: </text:span><text:span text:style-name="UC_5f_NormalAzul_20_Car"><text:span text:style-name="T6">AdministrarUsuarios</text:span></text:span></text:p>
          </table:table-cell>
          <table:table-cell table:style-name="Tabla6.B1" office:value-type="string">
            <text:p text:style-name="P1"><text:span text:style-name="T1">Nro. de Caso de Uso:</text:span> MA_U_2</text:p>
          </table:table-cell>
        </table:table-row>
        <table:table-row table:style-name="Tabla6.2">
          <table:table-cell table:style-name="Tabla6.B1" table:number-columns-spanned="2" office:value-type="string">
            <text:p text:style-name="P1"><text:span text:style-name="T4">Actor Principal:</text:span><text:span text:style-name="T3"> </text:span><text:span text:style-name="UC_5f_NormalAzul_20_Car"><text:span text:style-name="T5">Administrador del sistema.</text:span></text:span></text:p>
          </table:table-cell>
          <table:covered-table-cell/>
        </table:table-row>
        <table:table-row table:style-name="Tabla6.3">
          <table:table-cell table:style-name="Tabla6.B1" table:number-columns-spanned="2" office:value-type="string">
            <text:p text:style-name="P1"><text:span text:style-name="T4">Objetivo:</text:span><text:span text:style-name="T3"> </text:span><text:span text:style-name="UC_5f_NormalAzul_20_Car"><text:span text:style-name="T5">Gestionar los usuarios.</text:span></text:span></text:p>
          </table:table-cell>
          <table:covered-table-cell/>
        </table:table-row>
        <table:table-row table:style-name="Tabla6.4">
          <table:table-cell table:style-name="Tabla6.B1" table:number-columns-spanned="2" office:value-type="string">
            <text:p text:style-name="P1"><text:span text:style-name="T1">Pre-condiciones:</text:span> <text:span text:style-name="UC_5f_NormalAzul_20_Car"><text:span text:style-name="T5">El usuario debe tener un rol con permisos para efectuar la operación.</text:span></text:span></text:p>
          </table:table-cell>
          <table:covered-table-cell/>
        </table:table-row>
        <table:table-row table:style-name="Tabla6.5">
          <table:table-cell table:style-name="Tabla6.B1" table:number-columns-spanned="2" office:value-type="string">
            <text:p text:style-name="P1"><text:span text:style-name="T1">Post-Condiciones:</text:span> </text:p>
          </table:table-cell>
          <table:covered-table-cell/>
        </table:table-row>
      </table:table>
      <text:p text:style-name="P2"/>
      <text:p text:style-name="P2">Diagramas de casos de uso relacionados: </text:p>
      <text:p text:style-name="P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1"><text:span text:style-name="T7">CURSO NORMAL (Camino Exitoso)</text:span><text:span text:style-name="T9"> </text:span></text:p>
            <text:p text:style-name="P2"/>
          </table:table-cell>
          <table:covered-table-cell/>
        </table:table-row>
        <table:table-row table:style-name="Tabla7.1">
          <table:table-cell table:style-name="Tabla7.A2" office:value-type="string">
            <text:p text:style-name="P3">Usuario</text:p>
          </table:table-cell>
          <table:table-cell table:style-name="Tabla7.A1" office:value-type="string">
            <text:p text:style-name="P3">Sistema</text:p>
          </table:table-cell>
        </table:table-row>
        <table:table-row table:style-name="Tabla7.3">
          <table:table-cell table:style-name="Tabla7.A2" office:value-type="string">
            <text:p text:style-name="P1"/>
          </table:table-cell>
          <table:table-cell table:style-name="Tabla7.A1" office:value-type="string">
            <text:p text:style-name="P9">1. El sistema despliega una página con la lista de usuarios del sistema; con las opciones crear, modificar, eliminar, y cambiar estado; además de la opción salir.</text:p>
          </table:table-cell>
        </table:table-row>
        <table:table-row table:style-name="Tabla7.4">
          <table:table-cell table:style-name="Tabla7.A2" office:value-type="string">
            <text:p text:style-name="P10">2. El Administrador de Usuario selecciona un usuario dentro de la lista (si es necesario) y presiona el botón que desea de acuerdo a su intención. (Ver alternativa A1)</text:p>
          </table:table-cell>
          <table:table-cell table:style-name="Tabla7.A1" office:value-type="string">
            <text:p text:style-name="P5"/>
          </table:table-cell>
        </table:table-row>
        <table:table-row table:style-name="Tabla7.5">
          <table:table-cell table:style-name="Tabla7.A5" office:value-type="string">
            <text:p text:style-name="P10"/>
          </table:table-cell>
          <table:table-cell table:style-name="Tabla7.B5" office:value-type="string">
            <text:p text:style-name="P5">3. Extiende el caso de uso correspondiente de acuerdo al botón presionado por al Administrador de Usuario (ver alternativa). </text:p>
          </table:table-cell>
        </table:table-row>
      </table:table>
      <text:p text:style-name="P4"/>
      <text:p text:style-name="P4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">ALTERNATIVAS (Camino exitoso)</text:p>
          </table:table-cell>
        </table:table-row>
        <table:table-row table:style-name="Tabla8.1">
          <table:table-cell table:style-name="Tabla8.A1" office:value-type="string">
            <text:p text:style-name="P6">A1. Operaciones sobre Usuarios</text:p>
            <text:p text:style-name="P7"><text:s text:c="3"/>A1.1. Si el usuario presiona el botón: </text:p>
            <text:p text:style-name="P7"><text:s text:c="6"/>A1.1.1<text:span text:style-name="T2"> Crear Usuario:</text:span> se extiende el Caso de Uso “<text:span text:style-name="T2">CrearUsuarios</text:span>”, desplegando su interfaz correspondiente. No es necesario seleccionar algún usuario para acceder a éste caso de uso. </text:p>
            <text:p text:style-name="P7"><text:s text:c="6"/>A1.1.2 <text:span text:style-name="T2">Modificar Usuario</text:span>: el administrador de usuarios debió haber seleccionado el usuario que desea modificar, presiona el botón “Modificar Usuarios” y se extiende el Caso de Uso “<text:span text:style-name="T2">ModificarUsuarios</text:span>”; se despliega la interfaz correspondiente. </text:p>
            <text:p text:style-name="P7"><text:s text:c="6"/>A1.1.3 <text:span text:style-name="T2">Eliminar usuario</text:span>: el administrador de usuario debió haber seleccionado en la lista un usuario para su eliminación, presiona el botón eliminar. Se extiende el caso de “<text:span text:style-name="T2">EliminarUsuarios</text:span>”. </text:p>
            <text:p text:style-name="P8"><text:span text:style-name="T11"><text:s text:c="6"/>A1.1.4 </text:span><text:span text:style-name="T2">Consultar usuario</text:span><text:span text:style-name="T11">: el administrador de usuarios debió haber seleccionado el usuario que desea consultar, presiona el botón “</text:span><text:bookmark text:name="docs-internal-guid-4ad7abd1-b8c3-1c8f-033d-e285949daa93"/><text:span text:style-name="T10">Consultar Usuarios</text:span><text:span text:style-name="T11">” y se extiende el Caso de Uso “</text:span><text:span text:style-name="T2">ConsultarUsuarios</text:span><text:span text:style-name="T11">”; se despliega la interfaz correspondiente. </text:span></text:p>
            <text:p text:style-name="P7"><text:s text:c="5"/>A1.1.5 <text:span text:style-name="T2">Cambiar Estado: </text:span>se utiliza el CU <text:span text:style-name="T2">CambiarEstadoUsuarios.</text:span></text:p>
            <text:p text:style-name="P7"><text:s text:c="5"/>A1.1.6 <text:span text:style-name="T2">Buscar Usuario</text:span>: se utiliza el CU <text:span text:style-name="T2">BuscarUsuario.</text:span></text:p>
            <text:p text:style-name="P7"><text:s text:c="6"/>A1.2. Botones adicionales. Si el usuario presiona:</text:p>
            <text:p text:style-name="P7"><text:s text:c="9"/>A1.2.1 <text:s/><text:span text:style-name="T2">Cancelar:</text:span> se utiliza el CU <text:span text:style-name="T2">AdministrarMenuPrincipal</text:span></text:p>
            <text:p text:style-name="P7"><text:s text:c="9"/>A1.2.6. <text:span text:style-name="T2"><text:s/>Logout: </text:span>extiende el Caso de Uso <text:span text:style-name="T2">LogOut</text:span>. </text:p>
          </table:table-cell>
        </table:table-row>
        <table:table-row table:style-name="Tabla8.1">
          <table:table-cell table:style-name="Tabla8.A3" office:value-type="string">
            <text:p text:style-name="P6"/>
          </table:table-cell>
        </table:table-row>
      </table:table>
      <text:p text:style-name="Standard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>EXCEPCIONES</text:p>
          </table:table-cell>
        </table:table-row>
        <text:soft-page-break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>Asociaciones de Extensión: <text:span text:style-name="T8">CrearUsuarios, ModificarUsuarios, EliminarUsuarios, ConsultarUsuarios, CambiarEstadoUsuarios, BuscarUsuario, AdministrarMenuPrincipal, LogOut.</text:span></text:p>
          </table:table-cell>
        </table:table-row>
        <table:table-row table:style-name="Tabla10.2">
          <table:table-cell table:style-name="Tabla10.A1" office:value-type="string">
            <text:p text:style-name="P1">Asociaciones de Inclusión: ----</text:p>
          </table:table-cell>
        </table:table-row>
        <table:table-row table:style-name="Tabla10.1">
          <table:table-cell table:style-name="Tabla10.A1" office:value-type="string">
            <text:p text:style-name="P1">Casos de Uso donde se incluye: ---</text:p>
          </table:table-cell>
        </table:table-row>
        <table:table-row table:style-name="Tabla10.1">
          <table:table-cell table:style-name="Tabla10.A1" office:value-type="string">
            <text:p text:style-name="P1">Casos de Uso al que extiende: ---</text:p>
          </table:table-cell>
        </table:table-row>
        <table:table-row table:style-name="Tabla10.1">
          <table:table-cell table:style-name="Tabla10.A1" office:value-type="string">
            <text:p text:style-name="P1">Caso de Uso de Generalización: ----</text:p>
          </table:table-cell>
        </table:table-row>
        <table:table-row table:style-name="Tabla10.1">
          <table:table-cell table:style-name="Tabla10.A6" office:value-type="string">
            <text:p text:style-name="P1">Requerimientos Funcionales Asociados: 17-3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2T20:44:39</meta:creation-date>
    <meta:generator>LibreOffice/3.5$Linux_x86 LibreOffice_project/350m1$Build-2</meta:generator>
    <dc:date>2014-03-16T14:56:18</dc:date>
    <dc:creator>Roque Vera</dc:creator>
    <meta:editing-duration>PT22M2S</meta:editing-duration>
    <meta:editing-cycles>4</meta:editing-cycles>
    <meta:document-statistic meta:table-count="5" meta:image-count="0" meta:object-count="0" meta:page-count="2" meta:paragraph-count="32" meta:word-count="335" meta:character-count="2438" meta:non-whitespace-character-count="2062"/>
  </office:meta>
</office:document-meta>
</file>